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verage N</text:p>
          </table:table-cell>
          <table:table-cell office:value-type="string" calcext:value-type="string">
            <text:p>average C:N</text:p>
          </table:table-cell>
          <table:table-cell office:value-type="string" calcext:value-type="string">
            <text:p>average C</text:p>
          </table:table-cell>
        </table:table-row>
        <table:table-row table:style-name="ro1">
          <table:table-cell office:value-type="float" office:value="3.023" calcext:value-type="float">
            <text:p>3.023</text:p>
          </table:table-cell>
          <table:table-cell office:value-type="float" office:value="15.2870191118" calcext:value-type="float">
            <text:p>15.2870191118</text:p>
          </table:table-cell>
          <table:table-cell office:value-type="float" office:value="46.2126587749714" calcext:value-type="float">
            <text:p>46.212658774971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ower N</text:p>
          </table:table-cell>
          <table:table-cell office:value-type="string" calcext:value-type="string">
            <text:p>upper N</text:p>
          </table:table-cell>
          <table:table-cell/>
        </table:table-row>
        <table:table-row table:style-name="ro1">
          <table:table-cell office:value-type="float" office:value="0.992391663910023" calcext:value-type="float">
            <text:p>0.992391663910023</text:p>
          </table:table-cell>
          <table:table-cell office:value-type="float" office:value="13.2318888521336" calcext:value-type="float">
            <text:p>13.23188885213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wer C</text:p>
          </table:table-cell>
          <table:table-cell office:value-type="string" calcext:value-type="string">
            <text:p>upper C</text:p>
          </table:table-cell>
          <table:table-cell/>
        </table:table-row>
        <table:table-row table:style-name="ro1">
          <table:table-cell office:value-type="float" office:value="0.432781850907741" calcext:value-type="float">
            <text:p>0.432781850907741</text:p>
          </table:table-cell>
          <table:table-cell office:value-type="float" office:value="10.8195462726935" calcext:value-type="float">
            <text:p>10.81954627269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Kleinhesselink</meta:initial-creator>
    <meta:creation-date>2018-06-13T14:40:49.819184897</meta:creation-date>
    <dc:date>2018-06-13T14:42:11.273422836</dc:date>
    <dc:creator>Andy Kleinhesselink</dc:creator>
    <meta:editing-duration>PT1M21S</meta:editing-duration>
    <meta:editing-cycles>1</meta:editing-cycles>
    <meta:document-statistic meta:table-count="1" meta:cell-count="14" meta:object-count="0"/>
    <meta:generator>LibreOffice/6.0.4.2$Linux_X86_64 LibreOffice_project/00m0$Build-2</meta:generator>
  </office:meta>
</office:document-meta>
</file>